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7.382cm" table:align="left"/>
    </style:style>
    <style:style style:name="Tableau1.A" style:family="table-column">
      <style:table-column-properties style:column-width="3.678cm"/>
    </style:style>
    <style:style style:name="Tableau1.B" style:family="table-column">
      <style:table-column-properties style:column-width="3.70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.499cm" table:align="left"/>
    </style:style>
    <style:style style:name="Tableau2.A" style:family="table-column">
      <style:table-column-properties style:column-width="3.201cm"/>
    </style:style>
    <style:style style:name="Tableau2.B" style:family="table-column">
      <style:table-column-properties style:column-width="13.81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1.695cm" fo:margin-left="5.329cm" table:align="left"/>
    </style:style>
    <style:style style:name="Tableau3.A" style:family="table-column">
      <style:table-column-properties style:column-width="3.387cm"/>
    </style:style>
    <style:style style:name="Tableau3.B" style:family="table-column">
      <style:table-column-properties style:column-width="0.847cm"/>
    </style:style>
    <style:style style:name="Tableau3.C" style:family="table-column">
      <style:table-column-properties style:column-width="7.46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5" style:family="table-row">
      <style:table-row-properties style:min-row-height="2.085cm"/>
    </style:style>
    <style:style style:name="Tableau3.10" style:family="table-row">
      <style:table-row-properties style:min-row-height="6.345cm"/>
    </style:style>
    <style:style style:name="Tableau3.12" style:family="table-row">
      <style:table-row-properties style:min-row-height="4.9cm"/>
    </style:style>
    <style:style style:name="Tableau3.14" style:family="table-row">
      <style:table-row-properties style:min-row-height="3.498cm"/>
    </style:style>
    <style:style style:name="Tableau3.16" style:family="table-row">
      <style:table-row-properties style:min-row-height="2.831cm"/>
    </style:style>
    <style:style style:name="Tableau3.17" style:family="table-row">
      <style:table-row-properties style:min-row-height="5.906cm"/>
    </style:style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/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  <table:table-cell table:style-name="Tableau3.C1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au3.5"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au3.10"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au3.12"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au3.14"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ext:soft-page-break/>
        <table:table-row table:style-name="Tableau3.16"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au3.17"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10:50:13.93</meta:creation-date>
    <dc:date>2012-10-09T00:16:56.50</dc:date>
    <meta:editing-duration>P0D</meta:editing-duration>
    <meta:editing-cycles>4</meta:editing-cycles>
    <meta:generator>LibreOffice/3.5$Windows_x86 LibreOffice_project/7e68ba2-a744ebf-1f241b7-c506db1-7d53735</meta:generator>
    <meta:document-statistic meta:table-count="3" meta:image-count="0" meta:object-count="0" meta:page-count="3" meta:paragraph-count="0" meta:word-count="0" meta:character-count="0" meta:non-whitespace-character-count="0"/>
  </office:meta>
</office:document-meta>
</file>